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dash" draw:stroke-dash="Ultrafine_20_Dashed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  <style:text-properties fo:font-size="14pt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size="14pt"/>
    </style:style>
    <style:style style:name="P7" style:family="paragraph">
      <style:paragraph-properties fo:margin-left="0cm" fo:margin-right="0cm" fo:text-indent="0cm"/>
      <style:text-properties fo:font-size="14pt"/>
    </style:style>
    <style:style style:name="T1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office:forms form:automatic-focus="false" form:apply-design-mode="false"/>
        <draw:custom-shape draw:style-name="gr1" draw:text-style-name="P2" draw:id="id2" draw:layer="layout" svg:width="2.5cm" svg:height="1.5cm" svg:x="13.855cm" svg:y="3.615cm">
          <text:p text:style-name="P1"><text:span text:style-name="T1">Ready to </text:span></text:p>
          <text:p text:style-name="P1"><text:span text:style-name="T1">ru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5" draw:layer="layout" svg:width="2.5cm" svg:height="1.5cm" svg:x="13.857cm" svg:y="0.77cm">
          <text:p text:style-name="P1"><text:span text:style-name="T1">Crea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3" draw:layer="layout" svg:width="2.5cm" svg:height="1.5cm" svg:x="8.195cm" svg:y="6.65cm">
          <text:p text:style-name="P1"><text:span text:style-name="T1">Run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7" draw:layer="layout" svg:width="2.5cm" svg:height="1.5cm" svg:x="15.538cm" svg:y="13.18cm">
          <text:p text:style-name="P1"><text:span text:style-name="T1">Wait For </text:span></text:p>
          <text:p text:style-name="P1"><text:span text:style-name="T1">E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9" draw:layer="layout" svg:width="2.5cm" svg:height="1.5cm" svg:x="3.179cm" svg:y="15.62cm">
          <text:p text:style-name="P1"><text:span text:style-name="T1">Wait For</text:span></text:p>
          <text:p text:style-name="P1"><text:span text:style-name="T1">Notif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8" draw:layer="layout" svg:width="2.5cm" svg:height="1.5cm" svg:x="3.274cm" svg:y="10.694cm">
          <text:p text:style-name="P1"><text:span text:style-name="T1">Wait For</text:span></text:p>
          <text:p text:style-name="P1"><text:span text:style-name="T1">Notify/</text:span></text:p>
          <text:p text:style-name="P1"><text:span text:style-name="T1">Time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4" draw:layer="layout" svg:width="2.5cm" svg:height="1.5cm" svg:x="22.403cm" svg:y="2.162cm">
          <text:p text:style-name="P1"><text:span text:style-name="T1">Suspend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6" draw:layer="layout" svg:width="2.5cm" svg:height="1.5cm" svg:x="3.357cm" svg:y="1.177cm">
          <text:p text:style-name="P1"><text:span text:style-name="T1">Stopp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" draw:layer="layout" svg:width="2.5cm" svg:height="1.5cm" svg:x="22.587cm" svg:y="9.133cm">
          <text:p text:style-name="P1"><text:span text:style-name="T1">ASlee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23.837cm" svg:y1="9.133cm" svg:x2="16.355cm" svg:y2="4.365cm" draw:start-shape="id1" draw:start-glue-point="0" draw:end-shape="id2" draw:end-glue-point="1">
          <text:p text:style-name="P5"/>
        </draw:connector>
        <draw:connector draw:style-name="gr2" draw:text-style-name="P3" draw:layer="layout" draw:type="curve" svg:x1="10.695cm" svg:y1="7.4cm" svg:x2="15.105cm" svg:y2="5.115cm" draw:start-shape="id3" draw:start-glue-point="1" draw:end-shape="id2" draw:end-glue-point="2">
          <text:p text:style-name="P5"/>
        </draw:connector>
        <draw:connector draw:style-name="gr2" draw:text-style-name="P3" draw:layer="layout" draw:type="curve" svg:x1="13.855cm" svg:y1="4.365cm" svg:x2="9.445cm" svg:y2="6.65cm" draw:start-shape="id2" draw:start-glue-point="3" draw:end-shape="id3" draw:end-glue-point="0">
          <text:p text:style-name="P5"/>
        </draw:connector>
        <draw:connector draw:style-name="gr2" draw:text-style-name="P4" draw:layer="layout" draw:type="curve" svg:x1="10.695cm" svg:y1="7.4cm" svg:x2="22.587cm" svg:y2="9.883cm" draw:start-shape="id3" draw:start-glue-point="1" draw:end-shape="id1" draw:end-glue-point="3">
          <text:p text:style-name="P5"/>
        </draw:connector>
        <draw:connector draw:style-name="gr2" draw:text-style-name="P3" draw:layer="layout" draw:type="curve" svg:x1="10.695cm" svg:y1="7.4cm" svg:x2="23.653cm" svg:y2="3.662cm" draw:start-shape="id3" draw:start-glue-point="1" draw:end-shape="id4" draw:end-glue-point="2">
          <text:p text:style-name="P5"/>
        </draw:connector>
        <draw:connector draw:style-name="gr2" draw:text-style-name="P3" draw:layer="layout" draw:type="curve" svg:x1="22.403cm" svg:y1="2.912cm" svg:x2="16.355cm" svg:y2="4.365cm" draw:start-shape="id4" draw:start-glue-point="3" draw:end-shape="id2" draw:end-glue-point="1">
          <text:p text:style-name="P5"/>
        </draw:connector>
        <draw:connector draw:style-name="gr2" draw:text-style-name="P3" draw:layer="layout" draw:type="curve" svg:x1="15.107cm" svg:y1="2.27cm" svg:x2="15.105cm" svg:y2="3.615cm" draw:start-shape="id5" draw:start-glue-point="2" draw:end-shape="id2" draw:end-glue-point="0">
          <text:p text:style-name="P5"/>
        </draw:connector>
        <draw:connector draw:style-name="gr2" draw:text-style-name="P3" draw:layer="layout" draw:type="curve" svg:x1="8.195cm" svg:y1="7.4cm" svg:x2="4.607cm" svg:y2="2.677cm" draw:start-shape="id3" draw:start-glue-point="3" draw:end-shape="id6" draw:end-glue-point="2">
          <text:p text:style-name="P5"/>
        </draw:connector>
        <draw:connector draw:style-name="gr2" draw:text-style-name="P3" draw:layer="layout" draw:type="curve" svg:x1="9.445cm" svg:y1="8.15cm" svg:x2="15.538cm" svg:y2="13.93cm" draw:start-shape="id3" draw:start-glue-point="2" draw:end-shape="id7" draw:end-glue-point="3">
          <text:p text:style-name="P5"/>
        </draw:connector>
        <draw:connector draw:style-name="gr2" draw:text-style-name="P3" draw:layer="layout" draw:type="curve" svg:x1="9.445cm" svg:y1="8.15cm" svg:x2="4.524cm" svg:y2="10.694cm" draw:start-shape="id3" draw:start-glue-point="2" draw:end-shape="id8" draw:end-glue-point="0">
          <text:p text:style-name="P5"/>
        </draw:connector>
        <draw:connector draw:style-name="gr2" draw:text-style-name="P3" draw:layer="layout" draw:type="curve" svg:x1="9.445cm" svg:y1="8.15cm" svg:x2="4.429cm" svg:y2="15.62cm" draw:start-shape="id3" draw:start-glue-point="2" draw:end-shape="id9" draw:end-glue-point="0">
          <text:p text:style-name="P5"/>
        </draw:connector>
        <draw:connector draw:style-name="gr2" draw:text-style-name="P3" draw:layer="layout" draw:type="curve" svg:x1="16.788cm" svg:y1="13.18cm" svg:x2="15.105cm" svg:y2="5.115cm" draw:start-shape="id7" draw:start-glue-point="0" draw:end-shape="id2" draw:end-glue-point="2">
          <text:p text:style-name="P5"/>
        </draw:connector>
        <draw:connector draw:style-name="gr2" draw:text-style-name="P3" draw:layer="layout" draw:type="curve" svg:x1="4.524cm" svg:y1="12.194cm" svg:x2="16.788cm" svg:y2="14.68cm" draw:start-shape="id8" draw:start-glue-point="2" draw:end-shape="id7" draw:end-glue-point="2">
          <text:p text:style-name="P5"/>
        </draw:connector>
        <draw:connector draw:style-name="gr2" draw:text-style-name="P3" draw:layer="layout" draw:type="curve" svg:x1="4.429cm" svg:y1="17.12cm" svg:x2="16.788cm" svg:y2="14.68cm" draw:start-shape="id9" draw:start-glue-point="2" draw:end-shape="id7">
          <text:p text:style-name="P5"/>
        </draw:connector>
        <draw:frame draw:style-name="gr3" draw:text-style-name="P6" draw:layer="layout" svg:width="1.772cm" svg:height="0.806cm" svg:x="4.339cm" svg:y="5.169cm">
          <draw:text-box>
            <text:p text:style-name="P5"><text:span text:style-name="T1">stop()</text:span></text:p>
          </draw:text-box>
        </draw:frame>
        <draw:frame draw:style-name="gr3" draw:text-style-name="P6" draw:layer="layout" svg:width="1.963cm" svg:height="0.806cm" svg:x="9.839cm" svg:y="11.669cm">
          <draw:text-box>
            <text:p text:style-name="P5"><text:span text:style-name="T1">enter()</text:span></text:p>
          </draw:text-box>
        </draw:frame>
        <draw:frame draw:style-name="gr3" draw:text-style-name="P6" draw:layer="layout" svg:width="2.009cm" svg:height="0.806cm" svg:x="5.339cm" svg:y="8.669cm">
          <draw:text-box>
            <text:p text:style-name="P5"><text:span text:style-name="T1">wait(T)</text:span></text:p>
          </draw:text-box>
        </draw:frame>
        <draw:frame draw:style-name="gr3" draw:text-style-name="P6" draw:layer="layout" svg:width="1.984cm" svg:height="0.806cm" svg:x="6.733cm" svg:y="10.863cm">
          <draw:text-box>
            <text:p text:style-name="P5"><text:span text:style-name="T1">wait(0)</text:span></text:p>
          </draw:text-box>
        </draw:frame>
        <draw:frame draw:style-name="gr3" draw:text-style-name="P6" draw:layer="layout" svg:width="2.483cm" svg:height="0.806cm" draw:transform="rotate (0.0022689280275922) translate (18.839cm 2.363cm)">
          <draw:text-box>
            <text:p text:style-name="P5"><text:span text:style-name="T1">resume()</text:span></text:p>
          </draw:text-box>
        </draw:frame>
        <draw:frame draw:style-name="gr3" draw:text-style-name="P6" draw:layer="layout" svg:width="3.923cm" svg:height="0.806cm" svg:x="7.306cm" svg:y="17.169cm">
          <draw:text-box>
            <text:p text:style-name="P5"><text:span text:style-name="T1">notify / interrupt</text:span></text:p>
          </draw:text-box>
        </draw:frame>
        <draw:frame draw:style-name="gr3" draw:text-style-name="P6" draw:layer="layout" svg:width="5.967cm" svg:height="0.806cm" svg:x="7.601cm" svg:y="14.669cm">
          <draw:text-box>
            <text:p text:style-name="P5"><text:span text:style-name="T1">notify / interrupt / timeout</text:span></text:p>
          </draw:text-box>
        </draw:frame>
        <draw:frame draw:style-name="gr3" draw:text-style-name="P6" draw:layer="layout" svg:width="2.018cm" svg:height="0.806cm" svg:x="18.821cm" svg:y="8.863cm">
          <draw:text-box>
            <text:p text:style-name="P5"><text:span text:style-name="T1">sleep()</text:span></text:p>
          </draw:text-box>
        </draw:frame>
        <draw:frame draw:style-name="gr3" draw:text-style-name="P6" draw:layer="layout" svg:width="2.708cm" svg:height="0.806cm" svg:x="16.839cm" svg:y="6.169cm">
          <draw:text-box>
            <text:p text:style-name="P5"><text:span text:style-name="T1">suspend()</text:span></text:p>
          </draw:text-box>
        </draw:frame>
        <draw:frame draw:style-name="gr3" draw:text-style-name="P6" draw:layer="layout" svg:width="2.818cm" svg:height="0.806cm" svg:x="9.021cm" svg:y="3.863cm">
          <draw:text-box>
            <text:p text:style-name="P5"><text:span text:style-name="T1">schedule()</text:span></text:p>
          </draw:text-box>
        </draw:frame>
        <draw:frame draw:style-name="gr3" draw:text-style-name="P6" draw:layer="layout" svg:width="3.258cm" svg:height="0.806cm" svg:x="11.339cm" svg:y="5.863cm">
          <draw:text-box>
            <text:p text:style-name="P5"><text:span text:style-name="T1">reschedule()</text:span></text:p>
          </draw:text-box>
        </draw:frame>
        <draw:frame draw:style-name="gr3" draw:text-style-name="P6" draw:layer="layout" svg:width="1.802cm" svg:height="0.806cm" svg:x="13.339cm" svg:y="2.363cm">
          <draw:text-box>
            <text:p text:style-name="P5"><text:span text:style-name="T1">start()</text:span></text:p>
          </draw:text-box>
        </draw:frame>
        <draw:frame draw:style-name="gr3" draw:text-style-name="P6" draw:layer="layout" svg:width="4.367cm" svg:height="0.806cm" svg:x="21.339cm" svg:y="6.669cm">
          <draw:text-box>
            <text:p text:style-name="P5"><text:span text:style-name="T1">timeout / interrupt</text:span></text:p>
          </draw:text-box>
        </draw:frame>
        <draw:frame draw:style-name="gr3" draw:text-style-name="P6" draw:layer="layout" svg:width="1.598cm" svg:height="0.806cm" svg:x="15.241cm" svg:y="10.169cm">
          <draw:text-box>
            <text:p text:style-name="P5"><text:span text:style-name="T1">exit()</text:span></text:p>
          </draw:text-box>
        </draw:frame>
      </draw:page>
      <draw:page draw:name="page2" draw:style-name="dp1" draw:master-page-name="Standaard">
        <office:forms form:automatic-focus="false" form:apply-design-mode="false"/>
        <draw:custom-shape draw:style-name="gr1" draw:text-style-name="P4" draw:id="id11" draw:layer="layout" svg:width="2.5cm" svg:height="1.5cm" svg:x="13.855cm" svg:y="3.615cm">
          <text:p text:style-name="P4"><text:span text:style-name="T1">Ready to </text:span></text:p>
          <text:p text:style-name="P4"><text:span text:style-name="T1">ru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id="id14" draw:layer="layout" svg:width="2.5cm" svg:height="1.5cm" svg:x="13.857cm" svg:y="0.77cm">
          <text:p text:style-name="P4"><text:span text:style-name="T1">Crea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id="id12" draw:layer="layout" svg:width="2.5cm" svg:height="1.5cm" svg:x="8.195cm" svg:y="6.65cm">
          <text:p text:style-name="P4"><text:span text:style-name="T1">Run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id="id16" draw:layer="layout" svg:width="2.5cm" svg:height="1.5cm" svg:x="15.538cm" svg:y="13.18cm">
          <text:p text:style-name="P4"><text:span text:style-name="T1">Wait For </text:span></text:p>
          <text:p text:style-name="P4"><text:span text:style-name="T1">E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id="id18" draw:layer="layout" svg:width="2.5cm" svg:height="1.5cm" svg:x="3.179cm" svg:y="15.62cm">
          <text:p text:style-name="P4"><text:span text:style-name="T1">Wait For</text:span></text:p>
          <text:p text:style-name="P4"><text:span text:style-name="T1">Notif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id="id17" draw:layer="layout" svg:width="2.5cm" svg:height="1.5cm" svg:x="3.274cm" svg:y="10.694cm">
          <text:p text:style-name="P4"><text:span text:style-name="T1">Wait For</text:span></text:p>
          <text:p text:style-name="P4"><text:span text:style-name="T1">Notify/</text:span></text:p>
          <text:p text:style-name="P4"><text:span text:style-name="T1">Time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id="id13" draw:layer="layout" svg:width="2.5cm" svg:height="1.5cm" svg:x="22.403cm" svg:y="2.162cm">
          <text:p text:style-name="P4"><text:span text:style-name="T1">Suspend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id="id15" draw:layer="layout" svg:width="2.5cm" svg:height="1.5cm" svg:x="3.357cm" svg:y="1.177cm">
          <text:p text:style-name="P4"><text:span text:style-name="T1">Stopp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id="id10" draw:layer="layout" svg:width="2.5cm" svg:height="1.5cm" svg:x="22.587cm" svg:y="9.133cm">
          <text:p text:style-name="P4"><text:span text:style-name="T1">ASlee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23.837cm" svg:y1="9.133cm" svg:x2="16.355cm" svg:y2="4.365cm" draw:start-shape="id10" draw:start-glue-point="0" draw:end-shape="id11" draw:end-glue-point="1">
          <text:p text:style-name="P5"/>
        </draw:connector>
        <draw:connector draw:style-name="gr2" draw:text-style-name="P3" draw:layer="layout" draw:type="curve" svg:x1="10.695cm" svg:y1="7.4cm" svg:x2="15.105cm" svg:y2="5.115cm" draw:start-shape="id12" draw:start-glue-point="1" draw:end-shape="id11" draw:end-glue-point="2">
          <text:p text:style-name="P5"/>
        </draw:connector>
        <draw:connector draw:style-name="gr2" draw:text-style-name="P3" draw:layer="layout" draw:type="curve" svg:x1="13.855cm" svg:y1="4.365cm" svg:x2="9.445cm" svg:y2="6.65cm" draw:start-shape="id11" draw:start-glue-point="3" draw:end-shape="id12" draw:end-glue-point="0">
          <text:p text:style-name="P5"/>
        </draw:connector>
        <draw:connector draw:style-name="gr2" draw:text-style-name="P4" draw:layer="layout" draw:type="curve" svg:x1="10.695cm" svg:y1="7.4cm" svg:x2="22.587cm" svg:y2="9.883cm" draw:start-shape="id12" draw:start-glue-point="1" draw:end-shape="id10" draw:end-glue-point="3">
          <text:p text:style-name="P5"/>
        </draw:connector>
        <draw:connector draw:style-name="gr2" draw:text-style-name="P3" draw:layer="layout" draw:type="curve" svg:x1="10.695cm" svg:y1="7.4cm" svg:x2="23.653cm" svg:y2="3.662cm" draw:start-shape="id12" draw:start-glue-point="1" draw:end-shape="id13" draw:end-glue-point="2">
          <text:p text:style-name="P5"/>
        </draw:connector>
        <draw:connector draw:style-name="gr2" draw:text-style-name="P3" draw:layer="layout" draw:type="curve" svg:x1="22.403cm" svg:y1="2.912cm" svg:x2="16.355cm" svg:y2="4.365cm" draw:start-shape="id13" draw:start-glue-point="3" draw:end-shape="id11" draw:end-glue-point="1">
          <text:p text:style-name="P5"/>
        </draw:connector>
        <draw:connector draw:style-name="gr2" draw:text-style-name="P3" draw:layer="layout" draw:type="curve" svg:x1="15.107cm" svg:y1="2.27cm" svg:x2="15.105cm" svg:y2="3.615cm" draw:start-shape="id14" draw:start-glue-point="2" draw:end-shape="id11" draw:end-glue-point="0">
          <text:p text:style-name="P5"/>
        </draw:connector>
        <draw:connector draw:style-name="gr2" draw:text-style-name="P3" draw:layer="layout" draw:type="curve" svg:x1="8.195cm" svg:y1="7.4cm" svg:x2="4.607cm" svg:y2="2.677cm" draw:start-shape="id12" draw:start-glue-point="3" draw:end-shape="id15" draw:end-glue-point="2">
          <text:p text:style-name="P5"/>
        </draw:connector>
        <draw:connector draw:style-name="gr2" draw:text-style-name="P3" draw:layer="layout" draw:type="curve" svg:x1="9.445cm" svg:y1="8.15cm" svg:x2="15.538cm" svg:y2="13.93cm" draw:start-shape="id12" draw:start-glue-point="2" draw:end-shape="id16" draw:end-glue-point="3">
          <text:p text:style-name="P5"/>
        </draw:connector>
        <draw:connector draw:style-name="gr2" draw:text-style-name="P3" draw:layer="layout" draw:type="curve" svg:x1="9.445cm" svg:y1="8.15cm" svg:x2="4.524cm" svg:y2="10.694cm" draw:start-shape="id12" draw:start-glue-point="2" draw:end-shape="id17" draw:end-glue-point="0">
          <text:p text:style-name="P5"/>
        </draw:connector>
        <draw:connector draw:style-name="gr2" draw:text-style-name="P3" draw:layer="layout" draw:type="curve" svg:x1="9.445cm" svg:y1="8.15cm" svg:x2="4.429cm" svg:y2="15.62cm" draw:start-shape="id12" draw:start-glue-point="2" draw:end-shape="id18" draw:end-glue-point="0">
          <text:p text:style-name="P5"/>
        </draw:connector>
        <draw:connector draw:style-name="gr2" draw:text-style-name="P3" draw:layer="layout" draw:type="curve" svg:x1="16.788cm" svg:y1="13.18cm" svg:x2="15.105cm" svg:y2="5.115cm" draw:start-shape="id16" draw:start-glue-point="0" draw:end-shape="id11" draw:end-glue-point="2">
          <text:p text:style-name="P5"/>
        </draw:connector>
        <draw:connector draw:style-name="gr2" draw:text-style-name="P3" draw:layer="layout" draw:type="curve" svg:x1="4.524cm" svg:y1="12.194cm" svg:x2="16.788cm" svg:y2="14.68cm" draw:start-shape="id17" draw:start-glue-point="2" draw:end-shape="id16" draw:end-glue-point="2">
          <text:p text:style-name="P5"/>
        </draw:connector>
        <draw:connector draw:style-name="gr2" draw:text-style-name="P3" draw:layer="layout" draw:type="curve" svg:x1="4.429cm" svg:y1="17.12cm" svg:x2="16.788cm" svg:y2="14.68cm" draw:start-shape="id18" draw:start-glue-point="2" draw:end-shape="id16">
          <text:p text:style-name="P5"/>
        </draw:connector>
        <draw:frame draw:style-name="gr3" draw:text-style-name="P7" draw:layer="layout" svg:width="1.772cm" svg:height="0.806cm" svg:x="4.339cm" svg:y="5.169cm">
          <draw:text-box>
            <text:p text:style-name="P7"><text:span text:style-name="T1">stop()</text:span></text:p>
          </draw:text-box>
        </draw:frame>
        <draw:frame draw:style-name="gr3" draw:text-style-name="P7" draw:layer="layout" svg:width="1.963cm" svg:height="0.806cm" svg:x="9.839cm" svg:y="11.669cm">
          <draw:text-box>
            <text:p text:style-name="P7"><text:span text:style-name="T1">enter()</text:span></text:p>
          </draw:text-box>
        </draw:frame>
        <draw:frame draw:style-name="gr3" draw:text-style-name="P7" draw:layer="layout" svg:width="2.009cm" svg:height="0.806cm" svg:x="5.339cm" svg:y="8.669cm">
          <draw:text-box>
            <text:p text:style-name="P7"><text:span text:style-name="T1">wait(T)</text:span></text:p>
          </draw:text-box>
        </draw:frame>
        <draw:frame draw:style-name="gr3" draw:text-style-name="P7" draw:layer="layout" svg:width="1.984cm" svg:height="0.806cm" svg:x="6.733cm" svg:y="10.863cm">
          <draw:text-box>
            <text:p text:style-name="P7"><text:span text:style-name="T1">wait(0)</text:span></text:p>
          </draw:text-box>
        </draw:frame>
        <draw:frame draw:style-name="gr3" draw:text-style-name="P7" draw:layer="layout" svg:width="2.483cm" svg:height="0.806cm" draw:transform="rotate (0.0022689280275922) translate (18.839cm 2.363cm)">
          <draw:text-box>
            <text:p text:style-name="P7"><text:span text:style-name="T1">resume()</text:span></text:p>
          </draw:text-box>
        </draw:frame>
        <draw:frame draw:style-name="gr3" draw:text-style-name="P7" draw:layer="layout" svg:width="3.923cm" svg:height="0.806cm" svg:x="7.306cm" svg:y="17.169cm">
          <draw:text-box>
            <text:p text:style-name="P7"><text:span text:style-name="T1">notify / interrupt</text:span></text:p>
          </draw:text-box>
        </draw:frame>
        <draw:frame draw:style-name="gr3" draw:text-style-name="P7" draw:layer="layout" svg:width="5.967cm" svg:height="0.806cm" svg:x="7.601cm" svg:y="14.669cm">
          <draw:text-box>
            <text:p text:style-name="P7"><text:span text:style-name="T1">notify / interrupt / timeout</text:span></text:p>
          </draw:text-box>
        </draw:frame>
        <draw:frame draw:style-name="gr3" draw:text-style-name="P7" draw:layer="layout" svg:width="2.018cm" svg:height="0.806cm" svg:x="18.821cm" svg:y="8.863cm">
          <draw:text-box>
            <text:p text:style-name="P7"><text:span text:style-name="T1">sleep()</text:span></text:p>
          </draw:text-box>
        </draw:frame>
        <draw:frame draw:style-name="gr3" draw:text-style-name="P7" draw:layer="layout" svg:width="2.708cm" svg:height="0.806cm" svg:x="16.839cm" svg:y="6.169cm">
          <draw:text-box>
            <text:p text:style-name="P7"><text:span text:style-name="T1">suspend()</text:span></text:p>
          </draw:text-box>
        </draw:frame>
        <draw:frame draw:style-name="gr3" draw:text-style-name="P7" draw:layer="layout" svg:width="2.818cm" svg:height="0.806cm" svg:x="9.021cm" svg:y="3.863cm">
          <draw:text-box>
            <text:p text:style-name="P7"><text:span text:style-name="T1">schedule()</text:span></text:p>
          </draw:text-box>
        </draw:frame>
        <draw:frame draw:style-name="gr3" draw:text-style-name="P7" draw:layer="layout" svg:width="3.258cm" svg:height="0.806cm" svg:x="11.339cm" svg:y="5.863cm">
          <draw:text-box>
            <text:p text:style-name="P7"><text:span text:style-name="T1">reschedule()</text:span></text:p>
          </draw:text-box>
        </draw:frame>
        <draw:frame draw:style-name="gr3" draw:text-style-name="P7" draw:layer="layout" svg:width="1.802cm" svg:height="0.806cm" svg:x="13.339cm" svg:y="2.363cm">
          <draw:text-box>
            <text:p text:style-name="P7"><text:span text:style-name="T1">start()</text:span></text:p>
          </draw:text-box>
        </draw:frame>
        <draw:frame draw:style-name="gr3" draw:text-style-name="P7" draw:layer="layout" svg:width="4.367cm" svg:height="0.806cm" svg:x="21.339cm" svg:y="6.669cm">
          <draw:text-box>
            <text:p text:style-name="P7"><text:span text:style-name="T1">timeout / interrupt</text:span></text:p>
          </draw:text-box>
        </draw:frame>
        <draw:frame draw:style-name="gr3" draw:text-style-name="P7" draw:layer="layout" svg:width="1.598cm" svg:height="0.806cm" svg:x="15.241cm" svg:y="10.169cm">
          <draw:text-box>
            <text:p text:style-name="P7"><text:span text:style-name="T1">exit()</text:span></text:p>
          </draw:text-box>
        </draw:frame>
        <draw:custom-shape draw:style-name="gr1" draw:text-style-name="P2" draw:id="id22" draw:layer="layout" svg:width="3cm" svg:height="1.5cm" svg:x="9.676cm" svg:y="1.201cm">
          <text:p text:style-name="P1"><text:span text:style-name="T1">ready</text:span></text:p>
          <text:p text:style-name="P1"><text:span text:style-name="T1">queu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2" draw:id="id21" draw:layer="layout" svg:width="3cm" svg:height="1.5cm" svg:x="0.666cm" svg:y="13.278cm">
          <text:p text:style-name="P1"><text:span text:style-name="T1">notify</text:span></text:p>
          <text:p text:style-name="P1"><text:span text:style-name="T1">queu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2" draw:id="id20" draw:layer="layout" svg:width="3cm" svg:height="1.5cm" svg:x="19.293cm" svg:y="15.541cm">
          <text:p text:style-name="P1"><text:span text:style-name="T1">enter</text:span></text:p>
          <text:p text:style-name="P1"><text:span text:style-name="T1">queu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2" draw:id="id19" draw:layer="layout" svg:width="3cm" svg:height="1.5cm" svg:x="25.52cm" svg:y="11.864cm">
          <text:p text:style-name="P1"><text:span text:style-name="T1">sleep</text:span></text:p>
          <text:p text:style-name="P1"><text:span text:style-name="T1">queu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onnector draw:style-name="gr4" draw:text-style-name="P3" draw:layer="layout" draw:type="curve" svg:x1="23.837cm" svg:y1="10.633cm" svg:x2="27.02cm" svg:y2="11.864cm" draw:start-shape="id10" draw:start-glue-point="2" draw:end-shape="id19" draw:end-glue-point="0">
          <text:p text:style-name="P5"/>
        </draw:connector>
        <draw:connector draw:style-name="gr4" draw:text-style-name="P3" draw:layer="layout" draw:type="curve" svg:x1="18.038cm" svg:y1="13.93cm" svg:x2="20.793cm" svg:y2="15.541cm" draw:start-shape="id16" draw:start-glue-point="1" draw:end-shape="id20" draw:end-glue-point="0">
          <text:p text:style-name="P5"/>
        </draw:connector>
        <draw:connector draw:style-name="gr4" draw:text-style-name="P3" draw:layer="layout" draw:type="curve" svg:x1="3.274cm" svg:y1="11.444cm" svg:x2="2.166cm" svg:y2="13.278cm" draw:start-shape="id17" draw:start-glue-point="3" draw:end-shape="id21" draw:end-glue-point="0">
          <text:p text:style-name="P5"/>
        </draw:connector>
        <draw:connector draw:style-name="gr4" draw:text-style-name="P3" draw:layer="layout" draw:type="curve" svg:x1="3.179cm" svg:y1="16.37cm" svg:x2="2.166cm" svg:y2="14.778cm" draw:start-shape="id18" draw:start-glue-point="3" draw:end-shape="id21">
          <text:p text:style-name="P5"/>
        </draw:connector>
        <draw:connector draw:style-name="gr4" draw:text-style-name="P3" draw:layer="layout" draw:type="curve" svg:x1="13.855cm" svg:y1="4.365cm" svg:x2="11.176cm" svg:y2="2.701cm" draw:start-shape="id11" draw:start-glue-point="3" draw:end-shape="id22" draw:end-glue-point="2">
          <text:p text:style-name="P5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169cm" fo:margin-bottom="1.282cm" fo:margin-left="0.339cm" fo:margin-right="0.37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1" draw:style-name="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creation-date>2006-04-22T12:50:00</meta:creation-date>
    <dc:date>2006-04-22T13:32:55</dc:date>
    <dc:language>nl-NL</dc:language>
    <meta:editing-cycles>11</meta:editing-cycles>
    <meta:editing-duration>PT31M57S</meta:editing-duration>
    <meta:user-defined meta:name="Info 1"/>
    <meta:user-defined meta:name="Info 2"/>
    <meta:user-defined meta:name="Info 3"/>
    <meta:user-defined meta:name="Info 4"/>
    <meta:document-statistic meta:object-count="83"/>
  </office:meta>
</office:document-meta>
</file>